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paragraph-rsid="00148b5d"/>
    </style:style>
    <style:style style:name="T1" style:family="text">
      <style:text-properties fo:font-style="italic"/>
    </style:style>
    <style:style style:name="T2" style:family="text">
      <style:text-properties style:font-name="Times New Roman" fo:font-size="14pt" officeooo:rsid="00148b5d" style:font-size-asian="12.25pt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officeooo:rsid="00148b5d" style:font-size-asian="14pt" style:font-size-complex="14pt"/>
    </style:style>
    <style:style style:name="T5" style:family="text">
      <style:text-properties style:font-name="Times New Roman" fo:font-size="14pt" fo:font-style="italic" style:font-size-asian="14pt" style:font-size-complex="14pt"/>
    </style:style>
    <style:style style:name="T6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7" style:family="text">
      <style:text-properties style:font-name="Times New Roman" fo:font-size="14pt" fo:font-style="italic" officeooo:rsid="00148b5d" style:font-size-asian="14pt" style:font-style-asian="italic" style:font-size-complex="14pt" style:font-style-complex="italic"/>
    </style:style>
    <style:style style:name="T8" style:family="text">
      <style:text-properties style:font-name="Times New Roman" fo:font-size="14pt" fo:font-style="italic" officeooo:rsid="00148b5d" style:font-size-asian="12.25pt" style:font-style-asian="italic" style:font-size-complex="14pt" style:font-style-complex="italic"/>
    </style:style>
    <style:style style:name="T9" style:family="text">
      <style:text-properties style:font-name="Times New Roman" fo:font-size="14pt" fo:font-style="normal" officeooo:rsid="00148b5d" style:font-size-asian="12.25pt" style:font-style-asian="normal" style:font-size-complex="14pt" style:font-style-complex="normal"/>
    </style:style>
    <style:style style:name="T10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11" style:family="text">
      <style:text-properties style:font-name="Times New Roman" fo:font-size="14pt" fo:font-style="normal" officeooo:rsid="00148b5d" style:font-size-asian="14pt" style:font-style-asian="normal" style:font-size-complex="14pt" style:font-style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style="italic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3</text:span><text:span text:style-name="T11">)</text:span><text:span text:style-name="T10">Вот подробный разбор вашего примера с комментариями по каждой строке:<text:line-break/><text:line-break/>1. import os </text:span></text:p>
      <text:p text:style-name="P1"><text:span text:style-name="T10"/></text:p>
      <text:p text:style-name="P1"><text:span text:style-name="T10">Импортируем модуль для работы с операционной системой (проверка существования файлов)<text:line-break/><text:line-break/>3. def checklicense(): # Определяем функцию проверки лицензии<text:line-break/><text:line-break/>4. if not os.path.exists("license.key"): </text:span></text:p>
      <text:p text:style-name="P1"><text:span text:style-name="T10"/></text:p>
      <text:p text:style-name="P1"><text:span text:style-name="T10">Если файл лицензии с именем "license.key" не найден в текущей папке<text:line-break/><text:line-break/>5. print("Файл лицензии не найден!") </text:span></text:p>
      <text:p text:style-name="P1"><text:span text:style-name="T10"/></text:p>
      <text:p text:style-name="P1"><text:span text:style-name="T10">Выводим сообщение о том, что файл отсутствует<text:line-break/><text:line-break/>6. return False </text:span></text:p>
      <text:p text:style-name="P1"><text:span text:style-name="T10"/></text:p>
      <text:p text:style-name="P1"><text:span text:style-name="T10">Возвращаем False — лицензия невалидна<text:line-break/><text:line-break/>8. with open("license.key") as f: </text:span></text:p>
      <text:p text:style-name="P1"><text:span text:style-name="T10"/></text:p>
      <text:p text:style-name="P1"><text:span text:style-name="T10">Открываем файл лицензии в режиме чтения<text:line-break/><text:line-break/>9. key = </text:span><text:a xlink:type="simple" xlink:href="https://web.telegram.org/a/f.read" text:style-name="Internet_20_link" text:visited-style-name="Visited_20_Internet_20_Link"><text:span text:style-name="T10">f.read</text:span></text:a><text:span text:style-name="T10">().strip() </text:span></text:p>
      <text:p text:style-name="P1"><text:span text:style-name="T10"/></text:p>
      <text:p text:style-name="P1"><text:span text:style-name="T10">Считываем содержимое файла, убирая пробельные символы по краям<text:line-break/><text:line-break/>10. return key == "ABCD-1234-EFGH" </text:span></text:p>
      <text:p text:style-name="P1"><text:span text:style-name="T10"/></text:p>
      <text:p text:style-name="P1"><text:span text:style-name="T10">Возвращаем True, если ключ совпадает с нужным значением, иначе False<text:line-break/><text:line-break/>12. def main(): </text:span></text:p>
      <text:p text:style-name="P1"><text:span text:style-name="T10"/></text:p>
      <text:p text:style-name="P1"><text:span text:style-name="T10">Определяем основную функцию программы<text:line-break/><text:line-break/>13. if not checklicense(): </text:span></text:p>
      <text:p text:style-name="P1"><text:span text:style-name="T10"/></text:p>
      <text:p text:style-name="P1"><text:span text:style-name="T10">Если функция проверки лицензии вернула False<text:line-break/><text:line-break/>14. print("Программа заблокирована!") </text:span></text:p>
      <text:p text:style-name="P1"><text:span text:style-name="T10"/></text:p>
      <text:p text:style-name="P1"><text:soft-page-break/><text:span text:style-name="T10">Выводим сообщение о блокировке<text:line-break/><text:line-break/>15. return </text:span></text:p>
      <text:p text:style-name="P1"><text:span text:style-name="T10"/></text:p>
      <text:p text:style-name="P1"><text:span text:style-name="T10">Завершаем выполнение функции main (прекращаем работу программы)<text:line-break/><text:line-break/>17. print("Программа запущена!") </text:span></text:p>
      <text:p text:style-name="P1"><text:span text:style-name="T10"/></text:p>
      <text:p text:style-name="P1"><text:span text:style-name="T10">Если лицензия в порядке, сообщаем о запуске программы<text:line-break/><text:line-break/>18. Основной код </text:span></text:p>
      <text:p text:style-name="P1"><text:span text:style-name="T10"/></text:p>
      <text:p text:style-name="P1"><text:span text:style-name="T10">Здесь должен быть основной функционал программы<text:line-break/><text:line-break/>20. if name == "main": </text:span></text:p>
      <text:p text:style-name="P1"><text:span text:style-name="T10"/></text:p>
      <text:p text:style-name="P1"><text:span text:style-name="T10">Проверяем, что скрипт запущен напрямую, а не импортирован (в строке ошибка, должно быть name)<text:line-break/><text:line-break/>21. main() </text:span></text:p>
      <text:p text:style-name="P1"><text:span text:style-name="T10"/></text:p>
      <text:p text:style-name="P1"><text:span text:style-name="T10">Вызываем основную функцию<text:line-break/><text:line-break/>Результаты работы программы:<text:line-break/><text:line-break/>- Случай 1: Нет файла лицензии (файла license.key нет в папке) <text:line-break/>Программа выведет: <text:line-break/>Файл лицензии не найден! <text:line-break/>Программа заблокирована!<text:line-break/><text:line-break/>- Случай 2: Есть файл лицензии с правильным ключом ("ABCD-1234-EFGH") <text:line-break/>Программа выведет: <text:line-break/>Программа запущена!<text:line-break/><text:line-break/>- Случай 3: Есть файл лицензии, но ключ не соответствует (например, "XYZ-9876") <text:line-break/>Программа выведет: <text:line-break/>Программа заблокирована!</text:span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1">4)1. Основные цели защиты программного обеспечения от исследования — предотвратить несанкционированный доступ к внутреннему устройству </text:span><text:soft-page-break/><text:span text:style-name="T11">программ, защитить интеллектуальную собственность, защитить от копирования и модификаций.<text:line-break/><text:line-break/>2. Защита важна для бизнеса, чтобы сохранить конкурентные преимущества, предотвратить финансовые потери и защитить репутацию.<text:line-break/><text:line-break/>3. При отсутствии защиты возможны утечки кода, взломы, копирование, создание пиратских версий, что ведет к финансовым и репутационным потерям.<text:line-break/><text:line-break/>4. Реверс-инжиниринг — это процесс анализа программы с целью понять её устройство и логику, что может привести к обходу защит, краже кода или созданию взломанных версий.<text:line-break/><text:line-break/>5. Основные методы реверс-инжиниринга: статический анализ, динамический анализ, дизассемблирование, отладка и декомпиляция.<text:line-break/><text:line-break/>6. В недостаточно защищённых программах могут выявляться уязвимости: утечка конфиденциальных данных, обход лицензий, возможность внедрения вредоносного кода.<text:line-break/><text:line-break/>7. Наиболее распространённые методы защиты: шифрование, обфускация кода, проверка лицензий, упаковка и интеграция с аппаратными средствами.<text:line-break/><text:line-break/>8. Шифрование данных преобразует информацию в зашифрованный вид, доступный только после расшифровки. Основные виды: симметричное и асимметричное шифрование.<text:line-break/><text:line-break/>9. Обфускация кода — это изменение структуры и имен в коде для усложнения его понимания и анализа, что затрудняет реверс-инжиниринг.<text:line-break/><text:line-break/>10. Для обфускации кода используют инструменты: PyArmor, ProGuard, Dotfuscator, ConfuserEx.<text:line-break/><text:line-break/>11. Лицензирование ограничивает использование программы по правам пользователя, предотвращая нелегальное копирование и распространение.<text:line-break/><text:line-break/>12. Эффективны лицензионные типы: аппаратно-привязанные, с онлайн-активацией, подписные и временные лицензии.<text:line-break/><text:line-break/>13. Для тестирования защит используют пентесты, анализ исходного и скомпилированного кода, попытки обхода защиты.<text:line-break/><text:line-break/>14. Регулярные аудиты важны для своевременного выявления новых уязвимостей и поддержания высокого уровня безопасности.<text:line-break/><text:line-break/></text:span><text:soft-page-break/><text:span text:style-name="T11">15. Автоматизированное тестирование помогает быстро находить ошибки и уязвимости в защитных механизмах на разных этапах разработки.<text:line-break/><text:line-break/>16. Примеры успешных практик: использование многоуровневой защиты, интеграция аппаратных ключей и постоянное обновление защитных механизмов.<text:line-break/><text:line-break/>17. Методы защиты адаптируют под тип софта: мобильные приложения часто нуждаются в обфускации, серверные решения — в шифровании и контроле доступа.<text:line-break/><text:line-break/>18. Известные случаи взлома, как например взлом игровых ПО или популярных приложений, показывают уязвимости в лицензировании и обфускации.<text:line-break/><text:line-break/>19. Машинное обучение помогает обнаруживать аномалии и попытки взлома, улучшая динамическую защиту программ.<text:line-break/><text:line-break/>20. Юридические аспекты включают защиту авторских прав, соблюдение лицензионных соглашений и меры ответственности за нарушения.<text:line-break/><text:line-break/>21. Новые тренды: повсеместное использование AI для защиты, облачные решения с встроенной безопасностью, усиление контроля доступа.<text:line-break/><text:line-break/>22. Развитие технологий ведёт к усложнению методов защиты и появлению новых средств противодействия реверс-инжинирингу, например защиты на уровне железа.<text:line-break/><text:line-break/>23. С развитием IoT и AI появляются новые уязвимости, связанные с облачными сервисами, удалённым доступом и обработкой больших данных.<text:line-break/><text:line-break/></text:span><text:span text:style-name="T10"><text:line-break/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09:49:17.658807600</meta:creation-date>
    <dc:date>2025-06-06T09:59:13.963752939</dc:date>
    <meta:editing-duration>PT9M56S</meta:editing-duration>
    <meta:editing-cycles>1</meta:editing-cycles>
    <meta:document-statistic meta:table-count="0" meta:image-count="0" meta:object-count="0" meta:page-count="4" meta:paragraph-count="17" meta:word-count="609" meta:character-count="4932" meta:non-whitespace-character-count="4267"/>
    <meta:generator>LibreOffice/7.6.4.1$Linux_X86_64 LibreOffice_project/60$Build-1</meta:generator>
  </office:meta>
</office:document-meta>
</file>